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67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145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1.274cm"/>
    </style:style>
    <style:style style:name="co6" style:family="table-column">
      <style:table-column-properties fo:break-before="auto" style:column-width="1.102cm"/>
    </style:style>
    <style:style style:name="co7" style:family="table-column">
      <style:table-column-properties fo:break-before="auto" style:column-width="4.584cm"/>
    </style:style>
    <style:style style:name="co8" style:family="table-column">
      <style:table-column-properties fo:break-before="auto" style:column-width="0.997cm"/>
    </style:style>
    <style:style style:name="co9" style:family="table-column">
      <style:table-column-properties fo:break-before="auto" style:column-width="4.062cm"/>
    </style:style>
    <style:style style:name="co10" style:family="table-column">
      <style:table-column-properties fo:break-before="auto" style:column-width="3.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0.848cm"/>
    </style:style>
    <style:style style:name="co15" style:family="table-column">
      <style:table-column-properties fo:break-before="auto" style:column-width="3.593cm"/>
    </style:style>
    <style:style style:name="co16" style:family="table-column">
      <style:table-column-properties fo:break-before="auto" style:column-width="0.487cm"/>
    </style:style>
    <style:style style:name="co17" style:family="table-column">
      <style:table-column-properties fo:break-before="auto" style:column-width="3.425cm"/>
    </style:style>
    <style:style style:name="co18" style:family="table-column">
      <style:table-column-properties fo:break-before="auto" style:column-width="1.249cm"/>
    </style:style>
    <style:style style:name="co19" style:family="table-column">
      <style:table-column-properties fo:break-before="auto" style:column-width="0.519cm"/>
    </style:style>
    <style:style style:name="co20" style:family="table-column">
      <style:table-column-properties fo:break-before="auto" style:column-width="3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0.152cm" fo:break-before="auto" style:use-optimal-row-height="fals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0.182cm" fo:break-before="auto" style:use-optimal-row-height="false"/>
    </style:style>
    <style:style style:name="ro6" style:family="table-row">
      <style:table-row-properties style:row-height="2.464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6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dee6ef" fo:wrap-option="wrap"/>
      <style:text-properties style:font-name="Arial"/>
    </style:style>
    <style:style style:name="ce10" style:family="table-cell" style:parent-style-name="Default">
      <style:table-cell-properties fo:background-color="#ffaa95" fo:wrap-option="wrap"/>
    </style:style>
    <style:style style:name="ce21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dee6ef" fo:wrap-option="wrap"/>
    </style:style>
    <style:style style:name="ce25" style:family="table-cell" style:parent-style-name="Default">
      <style:table-cell-properties fo:background-color="#e8f2a1"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marker-end="Arrow" draw:marker-end-width="0.2cm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1.136cm" loext:decorative="false"/>
      <style:paragraph-properties style:writing-mode="lr-tb"/>
    </style:style>
    <style:style style:name="gr4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21cm" fo:min-width="0.183cm" loext:decorative="false"/>
      <style:paragraph-properties fo:text-align="center"/>
    </style:style>
    <style:style style:name="gr6" style:family="graphic" style:parent-style-name="Default">
      <style:graphic-properties draw:stroke="none" svg:stroke-color="#000000" draw:fill="none" draw:fill-color="#ffffff" fo:min-height="0.496cm" loext:decorative="false"/>
      <style:paragraph-properties style:writing-mode="lr-tb"/>
    </style:style>
    <style:style style:name="gr7" style:family="graphic" style:parent-style-name="Default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8" style:family="graphic" style:parent-style-name="Default">
      <style:graphic-properties svg:stroke-width="0.1cm" svg:stroke-color="#b2b2b2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9" style:family="graphic" style:parent-style-name="Default">
      <style:graphic-properties draw:stroke="none" svg:stroke-color="#000000" draw:fill="none" draw:fill-color="#ffffff" fo:min-height="0.46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kennzahlen" table:style-name="ta1">
        <table:shapes>
          <draw:frame draw:z-index="0" draw:style-name="gr1" draw:text-style-name="P1" svg:width="5.013cm" svg:height="11.663cm" svg:x="14.325cm" svg:y="1.713cm">
            <draw:object draw:notify-on-update-of-ranges="kennzahlen.A16:kennzahlen.A19 kennzahlen.C16:kennzahlen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Gemäss Manual Oekofe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Beispiel Manual</text:p>
          </table:table-cell>
          <table:table-cell table:number-columns-repeated="2"/>
          <table:table-cell office:value-type="string" calcext:value-type="string">
            <text:p>Pe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ffertemp min ein TPO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60" calcext:value-type="float">
            <text:p>60</text:p>
          </table:table-cell>
          <table:table-cell>
            <draw:frame draw:z-index="1" draw:style-name="gr1" draw:text-style-name="P1" svg:width="5.013cm" svg:height="11.663cm" svg:x="0.613cm" svg:y="0.39cm">
              <draw:object draw:notify-on-update-of-ranges="kennzahlen.A16:kennzahlen.A19 kennzahlen.B16:kennzahlen.B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Puffertemp min aus TPM</text:p>
          </table:table-cell>
          <table:table-cell office:value-type="float" office:value="60" calcext:value-type="float">
            <text:p>60</text:p>
          </table:table-cell>
          <table:table-cell table:formula="of:=[.C4]+[.C5]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schaltüberhöhung 1</text:p>
          </table:table-cell>
          <table:table-cell office:value-type="float" office:value="16" calcext:value-type="float">
            <text:p>16</text:p>
          </table:table-cell>
          <table:table-cell table:formula="of:=2*[.C8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schaltüberhöhung 2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2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 calcext:value-type="string">
            <text:p>Variablen Pete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TPO_ein_A_C</text:p>
          </table:table-cell>
          <table:table-cell table:formula="of:=[.B4]+[.B8]" office:value-type="float" office:value="72" calcext:value-type="float">
            <text:p>72</text:p>
          </table:table-cell>
          <table:table-cell table:formula="of:=[.C4]+[.C8]" office:value-type="float" office:value="65" calcext:value-type="float">
            <text:p>65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TPM_aus_A_C</text:p>
          </table:table-cell>
          <table:table-cell table:formula="of:=[.B6]+[.B7]" office:value-type="float" office:value="76" calcext:value-type="float">
            <text:p>76</text:p>
          </table:table-cell>
          <table:table-cell table:formula="of:=[.C6]+[.C7]" office:value-type="float" office:value="70" calcext:value-type="float">
            <text:p>70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TPO_ein_B_C</text:p>
          </table:table-cell>
          <table:table-cell table:formula="of:=[.B4]" office:value-type="float" office:value="60" calcext:value-type="float">
            <text:p>60</text:p>
          </table:table-cell>
          <table:table-cell table:formula="of:=[.C4]"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TPM_aus_B_C</text:p>
          </table:table-cell>
          <table:table-cell table:formula="of:=[.B6]+[.B8]" office:value-type="float" office:value="72" calcext:value-type="float">
            <text:p>72</text:p>
          </table:table-cell>
          <table:table-cell table:formula="of:=[.C6]+[.C8]" office:value-type="float" office:value="65" calcext:value-type="float">
            <text:p>65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23"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1" table:number-rows-repeated="104853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iagramm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1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nzahl Kessel ein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Problem</text:p>
          </table:table-cell>
          <table:table-cell office:value-type="string" calcext:value-type="string">
            <text:p>Massnahme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10" office:value-type="string" calcext:value-type="string">
            <text:p>ladung_zentral &gt; 80%</text:p>
          </table:table-cell>
          <table:table-cell table:style-name="ce1"/>
          <table:table-cell table:style-name="ce10" office:value-type="string" calcext:value-type="string">
            <text:p>ladung_zentral &gt; 80%</text:p>
          </table:table-cell>
          <table:table-cell table:number-columns-repeated="2"/>
          <table:table-cell table:style-name="ce10" office:value-type="string" calcext:value-type="string">
            <text:p>Loescht bald</text:p>
          </table:table-cell>
          <table:table-cell table:style-name="ce10" office:value-type="string" calcext:value-type="string">
            <text:p>mehr Häuser,</text:p>
            <text:p>anhebung rauf, ein haus mehr. do_mehr_haeuser()</text:p>
          </table:table-cell>
          <table:table-cell table:style-name="ce10" office:value-type="string" calcext:value-type="string">
            <text:p>alle 3 minuten einen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ce7" table:number-columns-repeated="2"/>
          <table:table-cell table:number-columns-repeated="7"/>
        </table:table-row>
        <table:table-row table:style-name="ro4">
          <table:table-cell table:number-columns-repeated="3"/>
          <table:table-cell table:style-name="ce21" office:value-type="string" calcext:value-type="string">
            <text:p>ladung_zentral &lt; -10%</text:p>
          </table:table-cell>
          <table:table-cell/>
          <table:table-cell table:style-name="ce21" office:value-type="string" calcext:value-type="string">
            <text:p>ladung_zentral &lt; -10%</text:p>
          </table:table-cell>
          <table:table-cell/>
          <table:table-cell table:style-name="ce7"/>
          <table:table-cell table:style-name="ce6" office:value-type="string" calcext:value-type="string">
            <text:p>brenner kommen nicht nach</text:p>
          </table:table-cell>
          <table:table-cell table:style-name="ce6" office:value-type="string" calcext:value-type="string">
            <text:p>weniger Häuser,</text:p>
            <text:p>anhebung runter do_weniger_haeuser()</text:p>
          </table:table-cell>
          <table:table-cell table:style-name="ce21" office:value-type="string" calcext:value-type="string">
            <text:p>alle 10 minuten einen</text:p>
          </table:table-cell>
          <table:table-cell table:style-name="ce21"/>
          <table:table-cell table:style-name="ce21" office:value-type="string" calcext:value-type="string">
            <text:p>speed egal, kann pumpe aus</text:p>
          </table:table-cell>
          <table:table-cell table:number-columns-repeated="4"/>
        </table:table-row>
        <table:table-row table:style-name="ro5">
          <table:table-cell table:number-columns-repeated="7"/>
          <table:table-cell table:style-name="ce7" table:number-columns-repeated="3"/>
          <table:table-cell table:number-columns-repeated="7"/>
        </table:table-row>
        <table:table-row table:style-name="ro6">
          <table:table-cell/>
          <table:table-cell table:style-name="ce7" office:value-type="string" calcext:value-type="string">
            <text:p>nur Häuser die nötig</text:p>
            <text:p>nur Pumpe falls nötig</text:p>
            <text:p>set_anhebung_prozent(0)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7"/>
          <table:table-cell table:style-name="ce25"/>
          <table:table-cell table:style-name="ce25" office:value-type="string" calcext:value-type="string">
            <text:p>frei</text:p>
          </table:table-cell>
          <table:table-cell office:value-type="string" calcext:value-type="string">
            <text:p>anhebung langsam absenken</text:p>
          </table:table-cell>
          <table:table-cell table:number-columns-repeated="6"/>
        </table:table-row>
        <table:table-row table:style-name="ro7">
          <table:table-cell/>
          <table:table-cell table:style-name="ce23" office:value-type="string" calcext:value-type="string">
            <text:p>TPO_C &lt; 55</text:p>
          </table:table-cell>
          <table:table-cell/>
          <table:table-cell table:style-name="ce23" office:value-type="string" calcext:value-type="string">
            <text:p>TPO_C &lt; 55</text:p>
          </table:table-cell>
          <table:table-cell/>
          <table:table-cell table:style-name="ce23" office:value-type="string" calcext:value-type="string">
            <text:p>TPO_C &lt; 55</text:p>
          </table:table-cell>
          <table:table-cell table:number-columns-repeated="2"/>
          <table:table-cell table:style-name="ce7" office:value-type="string" calcext:value-type="string">
            <text:p>TPO zu kalt</text:p>
          </table:table-cell>
          <table:table-cell table:style-name="ce7" office:value-type="string" calcext:value-type="string">
            <text:p>Pumpe aus</text:p>
          </table:table-cell>
          <table:table-cell table:number-columns-repeated="7"/>
        </table:table-row>
        <table:table-row table:style-name="ro8">
          <table:table-cell table:number-columns-repeated="17"/>
        </table:table-row>
        <table:table-row table:style-name="ro1">
          <table:table-cell office:value-type="string" calcext:value-type="string">
            <text:p>Kessel Sperren:</text:p>
          </table:table-cell>
          <table:table-cell table:number-columns-repeated="16"/>
        </table:table-row>
        <table:table-row table:style-name="ro9">
          <table:table-cell/>
          <table:table-cell table:style-name="ce7" office:value-type="string" calcext:value-type="string">
            <text:p>if Energiemangel: keinen sperren</text:p>
            <text:p>else</text:p>
            <text:p>sperren A und B</text:p>
            <text:p/>
          </table:table-cell>
          <table:table-cell table:style-name="ce7"/>
          <table:table-cell table:style-name="ce7" office:value-type="string" calcext:value-type="string">
            <text:p>if Energiemangel: keinen sperren</text:p>
            <text:p>else:</text:p>
            <text:p>sperren B</text:p>
          </table:table-cell>
          <table:table-cell/>
          <table:table-cell office:value-type="string" calcext:value-type="string">
            <text:p>keinen sperren</text:p>
          </table:table-cell>
          <table:table-cell table:number-columns-repeated="11"/>
        </table:table-row>
        <table:table-row table:style-name="ro8">
          <table:table-cell table:number-columns-repeated="17"/>
        </table:table-row>
        <table:table-row table:style-name="ro1">
          <table:table-cell office:value-type="string" calcext:value-type="string">
            <text:p>Leistung brenner_1 max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*) Modulation B: der kleinere Wert der Modulation beider Kessel. Man muss nicht wissen welche Kessel A oder B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stung brenner_2 max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rafana</text:p>
          </table:table-cell>
          <table:table-cell/>
          <table:table-cell office:value-type="string" calcext:value-type="string">
            <text:p>ein Diagr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stung brenner_1 min</text:p>
          </table:table-cell>
          <table:table-cell table:number-columns-repeated="2"/>
          <table:table-cell table:formula="of:=[.D14]*0.3" office:value-type="float" office:value="12.3" calcext:value-type="float">
            <text:p>12.3</text:p>
          </table:table-cell>
          <table:table-cell/>
          <table:table-cell table:formula="of:=[.F14]*0.3" office:value-type="float" office:value="12.3" calcext:value-type="float">
            <text:p>12.3</text:p>
          </table:table-cell>
          <table:table-cell table:number-columns-repeated="6"/>
          <table:table-cell office:value-type="string" calcext:value-type="string">
            <text:p>brenner_1_modulatio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 aus, 1 nachbrand …</text:p>
          </table:table-cell>
          <table:table-cell/>
          <table:table-cell office:value-type="string" calcext:value-type="string">
            <text:p>30...100</text:p>
          </table:table-cell>
        </table:table-row>
        <table:table-row table:style-name="ro1">
          <table:table-cell office:value-type="string" calcext:value-type="string">
            <text:p>Leistung brenner_2 min</text:p>
          </table:table-cell>
          <table:table-cell table:number-columns-repeated="4"/>
          <table:table-cell table:formula="of:=[.F15]*0.3" office:value-type="float" office:value="12.3" calcext:value-type="float">
            <text:p>12.3</text:p>
          </table:table-cell>
          <table:table-cell table:number-columns-repeated="6"/>
          <table:table-cell office:value-type="string" calcext:value-type="string">
            <text:p>brenner_2_modulatio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 aus, 1 nachbrand …</text:p>
          </table:table-cell>
          <table:table-cell/>
          <table:table-cell office:value-type="string" calcext:value-type="string">
            <text:p>30...100</text:p>
          </table:table-cell>
        </table:table-row>
        <table:table-row table:style-name="ro1">
          <table:table-cell/>
          <table:table-cell office:value-type="string" calcext:value-type="string">
            <text:p>Total max</text:p>
          </table:table-cell>
          <table:table-cell/>
          <table:table-cell table:formula="of:=SUM([.D14:.D15])" office:value-type="float" office:value="41" calcext:value-type="float">
            <text:p>41</text:p>
          </table:table-cell>
          <table:table-cell/>
          <table:table-cell table:formula="of:=SUM([.F14:.F15])"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 min</text:p>
          </table:table-cell>
          <table:table-cell/>
          <table:table-cell table:formula="of:=SUM([.D17:.D18])" office:value-type="float" office:value="12.3" calcext:value-type="float">
            <text:p>12.3</text:p>
          </table:table-cell>
          <table:table-cell/>
          <table:table-cell table:formula="of:=SUM([.F17:.F18])" office:value-type="float" office:value="24.6" calcext:value-type="float">
            <text:p>24.6</text:p>
          </table:table-cell>
          <table:table-cell table:number-columns-repeated="6"/>
          <table:table-cell office:value-type="string" calcext:value-type="string">
            <text:p>TPM_C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TPO_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 Haus ca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Häuser max</text:p>
          </table:table-cell>
          <table:table-cell/>
          <table:table-cell table:formula="of:=[.D19]/[.D22]" office:value-type="float" office:value="8.2" calcext:value-type="float">
            <text:p>8.2</text:p>
          </table:table-cell>
          <table:table-cell/>
          <table:table-cell table:formula="of:=[.F19]/[.F22]" office:value-type="float" office:value="16.4" calcext:value-type="float">
            <text:p>16.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äuser min</text:p>
          </table:table-cell>
          <table:table-cell/>
          <table:table-cell table:formula="of:=[.D20]/[.D22]" office:value-type="float" office:value="2.46" calcext:value-type="float">
            <text:p>2.46</text:p>
          </table:table-cell>
          <table:table-cell/>
          <table:table-cell table:formula="of:=[.F20]/[.F22]" office:value-type="float" office:value="4.92" calcext:value-type="float">
            <text:p>4.92</text:p>
          </table:table-cell>
          <table:table-cell table:number-columns-repeated="11"/>
        </table:table-row>
      </table:table>
      <table:table table:name="Regelkreise" table:style-name="ta1">
        <table:table-column table:style-name="co1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Häuser (Last)</text:p>
          </table:table-cell>
          <table:table-cell table:number-columns-repeated="2"/>
          <table:table-cell office:value-type="string" calcext:value-type="string">
            <text:p>Fernleitung</text:p>
          </table:table-cell>
          <table:table-cell table:number-columns-repeated="3"/>
          <table:table-cell office:value-type="string" calcext:value-type="string">
            <text:p>Oekofe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ustand</text:p>
          </table:table-cell>
          <table:table-cell office:value-type="string" calcext:value-type="string">
            <text:p>Ladung Speicher (0..100%)</text:p>
          </table:table-cell>
          <table:table-cell table:number-columns-repeated="2"/>
          <table:table-cell office:value-type="string" calcext:value-type="string">
            <text:p>Aktuelle Vorlauftemeratur</text:p>
          </table:table-cell>
          <table:table-cell table:number-columns-repeated="3"/>
          <table:table-cell office:value-type="string" calcext:value-type="string">
            <text:p>Zu warm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Zu kal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 kessel e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 kessel e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 kessel ei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iemangel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gelgrössen</text:p>
          </table:table-cell>
          <table:table-cell office:value-type="string" calcext:value-type="string">
            <text:p>Ventil</text:p>
          </table:table-cell>
          <table:table-cell table:number-columns-repeated="2"/>
          <table:table-cell office:value-type="string" calcext:value-type="string">
            <text:p>Vorlauftemperatur</text:p>
          </table:table-cell>
          <table:table-cell table:number-columns-repeated="3"/>
          <table:table-cell office:value-type="string" calcext:value-type="string">
            <text:p>Kessel sperre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umpe</text:p>
          </table:table-cell>
          <table:table-cell table:number-columns-repeated="3"/>
          <table:table-cell office:value-type="string" calcext:value-type="string">
            <text:p>Energie ziehen (indirekt: Ventil Haus/Pumpe/Vorlauftemperatur)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def regeln(</text:p>
          </table:table-cell>
          <table:table-cell table:number-columns-repeated="7"/>
        </table:table-row>
      </table:table>
      <table:table table:name="Ladevoll" table:style-name="ta1">
        <table:shapes>
          <draw:line draw:z-index="0" draw:name="Linie 1" draw:style-name="gr2" draw:text-style-name="P2" svg:x1="9.519cm" svg:y1="10.837cm" svg:x2="9.626cm" svg:y2="1.588cm">
            <text:p/>
          </draw:line>
          <draw:frame draw:z-index="3" draw:name="Textrahmen 1" draw:style-name="gr3" draw:text-style-name="P3" svg:width="3.677cm" svg:height="1.136cm" svg:x="16.536cm" svg:y="11.181cm">
            <draw:text-box>
              <text:p>Verbrauch %</text:p>
              <text:p>maximale = 100%</text:p>
            </draw:text-box>
          </draw:frame>
          <draw:line draw:z-index="4" draw:name="Linie 4" draw:style-name="gr4" draw:text-style-name="P2" svg:x1="18.627cm" svg:y1="10.962cm" svg:x2="18.657cm" svg:y2="0.701cm">
            <text:p/>
          </draw:line>
          <draw:line draw:z-index="6" draw:name="Linie 5" draw:style-name="gr4" draw:text-style-name="P2" svg:x1="19.39cm" svg:y1="2.009cm" svg:x2="8.772cm" svg:y2="1.993cm">
            <text:p/>
          </draw:line>
          <draw:polyline draw:z-index="10" draw:name="Vielfachlinie mit 3 Punkten 1" draw:style-name="gr4" draw:text-style-name="P2" svg:width="4.36cm" svg:height="2.487cm" draw:transform="rotate (1.58824961931484) translate (9.4727796735887cm 10.8654145922883cm)" svg:viewBox="0 0 4361 2488" draw:points="0,2488 4361,2488 4342,0">
            <text:p/>
          </draw:polyline>
          <draw:custom-shape draw:z-index="13" draw:name="Form 1" draw:style-name="gr5" draw:text-style-name="P2" svg:width="0.259cm" svg:height="0.296cm" svg:x="18.475cm" svg:y="6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1" table:number-columns-repeated="12" table:default-cell-style-name="Default"/>
        <table:table-row table:style-name="ro1">
          <table:table-cell>
            <draw:line draw:z-index="1" draw:name="Linie 2" draw:style-name="gr2" draw:text-style-name="P2" svg:x1="0.001cm" svg:y1="9.25cm" svg:x2="0.108cm" svg:y2="0.001cm">
              <text:p/>
            </draw:lin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>
            <draw:frame draw:z-index="5" draw:name="Textrahmen 2" draw:style-name="gr3" draw:text-style-name="P3" svg:width="3.677cm" svg:height="1.136cm" svg:x="0.565cm" svg:y="0.264cm">
              <draw:text-box>
                <text:p>Ladung voll %</text:p>
              </draw:text-box>
            </draw:frame>
          </table:table-cell>
          <table:table-cell>
            <draw:frame draw:z-index="9" draw:name="Textrahmen 4" draw:style-name="gr6" draw:text-style-name="P3" svg:width="1.158cm" svg:height="0.496cm" svg:x="1.222cm" svg:y="0.329cm">
              <draw:text-box>
                <text:p>10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>
            <draw:line draw:z-index="7" draw:name="Linie 6" draw:style-name="gr7" draw:text-style-name="P2" svg:x1="14.126cm" svg:y1="0.218cm" svg:x2="1.022cm" svg:y2="8.813cm">
              <text:p/>
            </draw:line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>
            <draw:custom-shape draw:z-index="14" draw:name="Form 2" draw:style-name="gr5" draw:text-style-name="P2" svg:width="0.259cm" svg:height="0.296cm" svg:x="1.674cm" svg:y="0.0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>
          <table:table-cell table:number-columns-repeated="10"/>
          <table:table-cell>
            <draw:frame draw:z-index="20" draw:name="Textrahmen 8" draw:style-name="gr3" draw:text-style-name="P3" svg:width="3.677cm" svg:height="1.136cm" svg:x="1.666cm" svg:y="0.158cm">
              <draw:text-box>
                <text:p>aus</text:p>
              </draw:text-box>
            </draw:frame>
          </table:table-cell>
          <table:table-cell/>
        </table:table-row>
        <table:table-row table:style-name="ro1">
          <table:table-cell table:number-columns-repeated="2"/>
          <table:table-cell>
            <draw:line draw:z-index="18" draw:name="Linie 8" draw:style-name="gr8" draw:text-style-name="P2" svg:x1="19.282cm" svg:y1="0cm" svg:x2="0.977cm" svg:y2="6.166cm">
              <text:p/>
            </draw:line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>
            <draw:frame draw:z-index="11" draw:name="Textrahmen 5" draw:style-name="gr9" draw:text-style-name="P3" svg:width="0.959cm" svg:height="0.469cm" svg:x="1.786cm" svg:y="0.048cm">
              <draw:text-box>
                <text:p>5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custom-shape draw:z-index="16" draw:name="Form 4" draw:style-name="gr5" draw:text-style-name="P2" svg:width="0.259cm" svg:height="0.296cm" svg:x="1.048cm" svg:y="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  <table:table-cell>
            <draw:frame draw:z-index="19" draw:name="Textrahmen 7" draw:style-name="gr3" draw:text-style-name="P3" svg:width="3.677cm" svg:height="1.136cm" svg:x="0.214cm" svg:y="0.156cm">
              <draw:text-box>
                <text:p>ein</text:p>
              </draw:text-box>
            </draw:frame>
          </table:table-cell>
        </table:table-row>
        <table:table-row table:style-name="ro1">
          <table:table-cell table:number-columns-repeated="2"/>
          <table:table-cell>
            <draw:line draw:z-index="17" draw:name="Linie 7" draw:style-name="gr8" draw:text-style-name="P2" svg:x1="20.137cm" svg:y1="0.156cm" svg:x2="0.977cm" svg:y2="3.458cm">
              <text:p/>
            </draw:line>
          </table:table-cell>
          <table:table-cell table:number-columns-repeated="9"/>
        </table:table-row>
        <table:table-row table:style-name="ro1">
          <table:table-cell table:number-columns-repeated="3"/>
          <table:table-cell>
            <draw:frame draw:z-index="8" draw:name="Textrahmen 3" draw:style-name="gr9" draw:text-style-name="P3" svg:width="0.959cm" svg:height="0.469cm" svg:x="1.727cm" svg:y="0.141cm">
              <draw:text-box>
                <text:p>3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6"/>
          <table:table-cell>
            <draw:custom-shape draw:z-index="15" draw:name="Form 3" draw:style-name="gr5" draw:text-style-name="P2" svg:width="0.259cm" svg:height="0.296cm" svg:x="0.132cm" svg:y="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>
            <draw:line draw:z-index="2" draw:name="Linie 3" draw:style-name="gr2" draw:text-style-name="P2" svg:x1="1.953cm" svg:y1="0.218cm" svg:x2="12.815cm" svg:y2="0.233cm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frame draw:z-index="12" draw:name="Textrahmen 6" draw:style-name="gr9" draw:text-style-name="P3" svg:width="0.959cm" svg:height="0.469cm" svg:x="0.291cm" svg:y="0.096cm">
              <draw:text-box>
                <text:p>30%</text:p>
              </draw:text-box>
            </draw:frame>
          </table:table-cell>
          <table:table-cell table:number-columns-repeated="6"/>
        </table:table-row>
      </table:table>
      <table:named-expressions>
        <table:named-range table:name="Toleranzband_C" table:base-cell-address="$kennzahlen.$G$8" table:cell-range-address="$kennzahlen.$D$20"/>
        <table:named-range table:name="TPM_aus_A_C" table:base-cell-address="$kennzahlen.$G$6" table:cell-range-address="$kennzahlen.$C$17"/>
        <table:named-range table:name="TPM_aus_B_C" table:base-cell-address="$kennzahlen.$G$7" table:cell-range-address="$kennzahlen.$C$19"/>
        <table:named-range table:name="TPO_ein_A_C" table:base-cell-address="$kennzahlen.$G$4" table:cell-range-address="$kennzahlen.$C$16"/>
        <table:named-range table:name="TPO_ein_B_C" table:base-cell-address="$kennzahlen.$G$5" table:cell-range-address="$kennzahlen.$C$1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CHF </number:text>
      <number:number number:decimal-places="0" number:min-decimal-places="0" number:min-integer-digits="1" number:grouping="true"/>
    </number:number-style>
    <number:number-style style:name="N114">
      <number:text>CHF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2" number:min-decimal-places="2" number:min-integer-digits="1" number:grouping="true"/>
    </number:number-style>
    <number:number-style style:name="N116">
      <number:text>CHF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CHF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CHF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9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.00.0000</text:date>, <text:time style:data-style-name="N2" text:time-value="19:30:09.63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8:12:29.297000000</meta:creation-date>
    <dc:date>2024-08-07T20:07:37.013000000</dc:date>
    <meta:editing-duration>P4DT21H31M13S</meta:editing-duration>
    <meta:editing-cycles>22</meta:editing-cycles>
    <meta:generator>LibreOffice/24.2.5.2$Windows_X86_64 LibreOffice_project/bffef4ea93e59bebbeaf7f431bb02b1a39ee8a59</meta:generator>
    <meta:document-statistic meta:table-count="4" meta:cell-count="117" meta:object-count="2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50" chart:maximum="8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014cm" svg:height="11.664cm" xlink:href=".." xlink:type="simple" chart:class="chart:bar" chart:style-name="ch1">
        <chart:plot-area chart:style-name="ch2" table:cell-range-address="kennzahlen.A16:kennzahlen.A19 kennzahlen.C16:kennzahlen.C19" chart:data-source-has-labels="column" svg:x="0.1cm" svg:y="0.233cm" svg:width="4.814cm" svg:height="11.198cm">
          <chart:coordinate-region svg:x="0.732cm" svg:y="0.435cm" svg:width="4.182cm" svg:height="8.313cm"/>
          <chart:axis chart:dimension="x" chart:name="primary-x" chart:style-name="ch3" chartooo:axis-type="auto">
            <chartooo:date-scale/>
            <chart:categories table:cell-range-address="kennzahlen.A16:kennzahlen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kennzahlen.C16:kennzahlen.C19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TPO_ein_A_C</text:p>
                <draw:g>
                  <svg:desc>kennzahlen.A16:kennzahlen.A19</svg:desc>
                </draw:g>
              </table:table-cell>
              <table:table-cell office:value-type="float" office:value="65">
                <text:p>65</text:p>
                <draw:g>
                  <svg:desc>kennzahlen.C16:kennzahlen.C19</svg:desc>
                </draw:g>
              </table:table-cell>
            </table:table-row>
            <table:table-row>
              <table:table-cell office:value-type="string">
                <text:p>TPM_aus_A_C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PO_ein_B_C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PM_aus_B_C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50" chart:maximum="8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014cm" svg:height="11.664cm" xlink:href=".." xlink:type="simple" chart:class="chart:bar" chart:style-name="ch1">
        <chart:plot-area chart:style-name="ch2" table:cell-range-address="kennzahlen.A16:kennzahlen.B19" chart:data-source-has-labels="column" svg:x="0.1cm" svg:y="0.233cm" svg:width="4.814cm" svg:height="11.198cm">
          <chart:coordinate-region svg:x="0.732cm" svg:y="0.435cm" svg:width="4.182cm" svg:height="8.313cm"/>
          <chart:axis chart:dimension="x" chart:name="primary-x" chart:style-name="ch3" chartooo:axis-type="auto">
            <chartooo:date-scale/>
            <chart:categories table:cell-range-address="kennzahlen.A16:kennzahlen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kennzahlen.B16:kennzahlen.B19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TPO_ein_A_C</text:p>
                <draw:g>
                  <svg:desc>kennzahlen.A16:kennzahlen.A19</svg:desc>
                </draw:g>
              </table:table-cell>
              <table:table-cell office:value-type="float" office:value="72">
                <text:p>72</text:p>
                <draw:g>
                  <svg:desc>kennzahlen.B16:kennzahlen.B19</svg:desc>
                </draw:g>
              </table:table-cell>
            </table:table-row>
            <table:table-row>
              <table:table-cell office:value-type="string">
                <text:p>TPM_aus_A_C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TPO_ein_B_C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PM_aus_B_C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